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-Roman" svg:font-family="Times-Roman" style:font-family-generic="roman"/>
    <style:font-face style:name="Lucida Sans1" svg:font-family="'Lucida Sans'" style:font-family-generic="swiss"/>
    <style:font-face style:name="Avenir" svg:font-family="Aveni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style:font-name="Avenir" fo:font-style="normal" style:font-style-asian="normal" style:font-style-complex="normal"/>
    </style:style>
    <style:style style:name="P2" style:family="paragraph" style:parent-style-name="Standard" style:list-style-name="">
      <style:paragraph-properties style:line-height-at-least="0.1189in" style:text-autospace="none"/>
      <style:text-properties fo:color="#000000" style:font-name="Avenir" fo:font-size="6pt" fo:letter-spacing="normal" style:letter-kerning="false" style:font-name-asian="Times-Roman" style:font-size-asian="6pt" style:font-name-complex="Times-Roman" style:font-size-complex="6pt"/>
    </style:style>
    <style:style style:name="T1" style:family="text">
      <style:text-properties fo:color="#000000" style:font-name="Times-Roman" fo:font-size="6pt" fo:letter-spacing="normal" style:letter-kerning="true" style:font-name-asian="Times-Roman" style:font-size-asian="6pt" style:font-name-complex="Times-Roman" style:font-size-complex="6pt"/>
    </style:style>
    <style:style style:name="T2" style:family="text">
      <style:text-properties officeooo:rsid="0017e4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Questions for <text:span text:style-name="T2">C</text:span>hoosing a <text:span text:style-name="T2">H</text:span>osting <text:span text:style-name="T2">P</text:span>rovider</text:h>
      <text:p text:style-name="P2">Are you hosting sensitive data?</text:p>
      <text:p text:style-name="P2">Are you allowed to share the data? With whom?</text:p>
      <text:p text:style-name="P2">If so, are there processes in place for doing so?</text:p>
      <text:p text:style-name="P2">Is the data stored securely?</text:p>
      <text:p text:style-name="P2">Encryption, backups etc</text:p>
      <text:p text:style-name="P2">How do you interact with the data?</text:p>
      <text:p text:style-name="P2">SSL needed</text:p>
      <text:p text:style-name="P2">What country is your data hosted in? What jurisdiction is it in?</text:p>
      <text:p text:style-name="P2">Has your ISP been tested externally for security purposes?</text:p>
      <text:p text:style-name="P2">What policies does your host have for takedowns? What's their track record with such things?</text:p>
      <text:p text:style-name="P2">Does logging endanger your users?</text:p>
      <text:p text:style-name="P2">Is there a way to disable?</text:p>
      <text:p text:style-name="P2">Is there DDoS attack protection/</text:p>
      <text:p text:style-name="P2">How big is the company's staff? Who has access to the machines?</text:p>
      <text:p text:style-name="P2">How has migration to and from been taken care of?</text:p>
      <text:p text:style-name="P2">How will you be authenticated?</text:p>
      <text:p text:style-name="P2">How many users are you expecting? What concerns should you have about bandwidth and scalability?</text:p>
      <text:p text:style-name="P2">What is the ISP response time? Is there an SLA or an agreement?</text:p>
      <text:p text:style-name="P2">Consider the ISP's size - not so small you're the only customer, not so big that they ignore you.</text:p>
      <text:p text:style-name="P2">Does the ISP have values that match yours?</text:p>
      <text:p text:style-name="P2">Are you on a shared hosting platform where other sites will impact your site?</text:p>
      <text:p text:style-name="P2">Has your application ever had a security audit?</text:p>
      <text:p text:style-name="P2">Did you arrange for support and maintenance of your application?</text:p>
      <text:p text:style-name="P2">How do you manage/upload files on the site? SFTP/SSH</text:p>
      <text:p text:style-name="P2">Are there network restrictions?</text:p>
      <text:p text:style-name="P2">Is Tor blocked? Can you not access the site from some countries</text:p>
      <text:p text:style-name="P2">Will your hoster inform you about security breaches?</text:p>
      <text:p text:style-name="P2">Documentation of setup - does it exist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-Roman" svg:font-family="Times-Roman" style:font-family-generic="roman"/>
    <style:font-face style:name="Lucida Sans1" svg:font-family="'Lucida Sans'" style:font-family-generic="swiss"/>
    <style:font-face style:name="Avenir" svg:font-family="Aveni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Dunn</meta:initial-creator>
    <meta:creation-date>2014-06-08T21:46:52</meta:creation-date>
    <dc:date>2014-06-08T21:50:39</dc:date>
    <dc:creator>A Dunn</dc:creator>
    <meta:editing-duration>P0D</meta:editing-duration>
    <meta:editing-cycles>1</meta:editing-cycles>
    <meta:document-statistic meta:table-count="0" meta:image-count="0" meta:object-count="0" meta:page-count="1" meta:paragraph-count="29" meta:word-count="253" meta:character-count="1431" meta:non-whitespace-character-count="1207"/>
    <meta:generator>LibreOffice/3.6$MacOSX_x86 LibreOffice_project/2ef5aff-a6fb0ff-166bdff-cf087ad-0f1389</meta:generator>
  </office:meta>
</office:document-meta>
</file>